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list-style-name="L13">
      <style:paragraph-properties fo:text-align="end" style:justify-single-word="false" style:writing-mode="rl-tb"/>
    </style:style>
    <style:style style:name="P2" style:family="paragraph" style:parent-style-name="Heading_20_5" style:list-style-name="L13">
      <style:paragraph-properties fo:text-align="end" style:justify-single-word="false" style:writing-mode="rl-tb"/>
    </style:style>
    <style:style style:name="P3" style:family="paragraph" style:parent-style-name="Heading_20_4" style:list-style-name="L13">
      <style:paragraph-properties fo:text-align="end" style:justify-single-word="false" style:writing-mode="rl-tb"/>
    </style:style>
    <style:style style:name="P4" style:family="paragraph" style:parent-style-name="Heading_20_3" style:list-style-name="L13">
      <style:paragraph-properties fo:text-align="end" style:justify-single-word="false" style:writing-mode="rl-tb"/>
    </style:style>
    <style:style style:name="P5" style:family="paragraph" style:parent-style-name="Preformatted_20_Text" style:list-style-name="L13">
      <style:paragraph-properties fo:margin-top="0cm" fo:margin-bottom="0.499cm" loext:contextual-spacing="false" fo:text-align="end" style:justify-single-word="false" style:writing-mode="rl-tb"/>
    </style:style>
    <style:style style:name="P6" style:family="paragraph" style:parent-style-name="Preformatted_20_Text" style:list-style-name="L13">
      <style:paragraph-properties fo:text-align="end" style:justify-single-word="false" style:writing-mode="rl-tb"/>
    </style:style>
    <style:style style:name="P7" style:family="paragraph" style:parent-style-name="Text_20_body" style:list-style-name="L13">
      <style:paragraph-properties fo:margin-top="0cm" fo:margin-bottom="0cm" loext:contextual-spacing="false" fo:text-align="end" style:justify-single-word="false" style:writing-mode="rl-tb"/>
    </style:style>
    <style:style style:name="P8" style:family="paragraph" style:parent-style-name="Text_20_body" style:list-style-name="L13">
      <style:paragraph-properties fo:text-align="end" style:justify-single-word="false" style:writing-mode="rl-tb"/>
    </style:style>
    <style:style style:name="P9" style:family="paragraph" style:parent-style-name="Text_20_body" style:list-style-name="L13">
      <style:paragraph-properties fo:text-align="end" style:justify-single-word="false" style:writing-mode="rl-tb"/>
      <style:text-properties officeooo:paragraph-rsid="00103630"/>
    </style:style>
    <style:style style:name="P10" style:family="paragraph" style:parent-style-name="Text_20_body" style:list-style-name="L13">
      <style:paragraph-properties fo:text-align="end" style:justify-single-word="false" style:writing-mode="rl-tb"/>
      <style:text-properties officeooo:rsid="00103630" officeooo:paragraph-rsid="00103630"/>
    </style:style>
    <style:style style:name="T1" style:family="text">
      <style:text-properties officeooo:rsid="00103630"/>
    </style:style>
    <style:style style:name="T2" style:family="text">
      <style:text-properties officeooo:rsid="0011854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fo:text-align="end"/>
      </text:list-level-style-bullet>
      <text:list-level-style-number text:level="2" style:num-suffix="." style:num-format="1">
        <style:list-level-properties text:space-before="1.27cm" text:min-label-width="0.635cm" fo:text-align="end"/>
      </text:list-level-style-number>
      <text:list-level-style-number text:level="3" style:num-suffix="." style:num-format="1">
        <style:list-level-properties text:space-before="1.905cm" text:min-label-width="0.635cm" fo:text-align="end"/>
      </text:list-level-style-number>
      <text:list-level-style-number text:level="4" style:num-suffix="." style:num-format="1">
        <style:list-level-properties text:space-before="2.54cm" text:min-label-width="0.635cm" fo:text-align="end"/>
      </text:list-level-style-number>
      <text:list-level-style-number text:level="5" style:num-suffix="." style:num-format="1">
        <style:list-level-properties text:space-before="3.175cm" text:min-label-width="0.635cm" fo:text-align="end"/>
      </text:list-level-style-number>
      <text:list-level-style-number text:level="6" style:num-suffix="." style:num-format="1">
        <style:list-level-properties text:space-before="3.81cm" text:min-label-width="0.635cm" fo:text-align="end"/>
      </text:list-level-style-number>
      <text:list-level-style-number text:level="7" style:num-suffix="." style:num-format="1">
        <style:list-level-properties text:space-before="4.445cm" text:min-label-width="0.635cm" fo:text-align="end"/>
      </text:list-level-style-number>
      <text:list-level-style-number text:level="8" style:num-suffix="." style:num-format="1">
        <style:list-level-properties text:space-before="5.08cm" text:min-label-width="0.635cm" fo:text-align="end"/>
      </text:list-level-style-number>
      <text:list-level-style-number text:level="9" style:num-suffix="." style:num-format="1">
        <style:list-level-properties text:space-before="5.715cm" text:min-label-width="0.635cm" fo:text-align="end"/>
      </text:list-level-style-number>
      <text:list-level-style-number text:level="10" style:num-suffix="." style:num-format="1">
        <style:list-level-properties text:space-before="6.35cm" text:min-label-width="0.635cm" fo:text-align="end"/>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11587954" text:style-name="L13">
        <text:list-item>
          <text:h text:style-name="P3" text:outline-level="4">۲.۱ طراحی سیستم کوچک</text:h>
        </text:list-item>
        <text:list-item>
          <text:p text:style-name="P8">برای این درخواست، هدف طراحی یک سیستم مدیریت لیست انجام کار (To-Do List) برای چندین کاربر است که بتوانند کارها را اضافه، حذف و ویرایش کنند. سیستم باید از معماری ماژولار پیروی کند و شامل یک پایگاه داده برای ذخیره اطلاعات کاربران و وظایف آنها باشد. این سیستم باید از الگوی طراحی MVC (Model-View-Controller) پیروی کند.</text:p>
        </text:list-item>
        <text:list-item>
          <text:h text:style-name="P2" text:outline-level="5">معماری:</text:h>
        </text:list-item>
      </text:list>
      <text:list xml:id="list2429519170" text:style-name="L13">
        <text:list-item>
          <text:p text:style-name="P7"><text:span text:style-name="Strong_20_Emphasis">Model (مدل)</text:span>: این بخش مسئول مدیریت داده‌ها است. مدل شامل داده‌های کاربران و وظایف آنها است. پایگاه داده ساده برای ذخیره این اطلاعات می‌تواند از SQLite یا MySQL استفاده کند.</text:p>
        </text:list-item>
        <text:list-item>
          <text:p text:style-name="P7"><text:span text:style-name="Strong_20_Emphasis">View (نما)</text:span>: این بخش مسئول تعامل با کاربر است. در اینجا، رابط کاربری برای اضافه، حذف و ویرایش وظایف به کاربران نمایش داده می‌شود. این بخش می‌تواند از HTML و CSS برای یک رابط وب یا از <text:s/>یک برنامه دسکتاپ استفاده کند.</text:p>
        </text:list-item>
        <text:list-item>
          <text:p text:style-name="P9"><text:span text:style-name="Strong_20_Emphasis">Controller (کنترلر)</text:span>: این بخش منطق برنامه را مدیریت می‌کند. در اینجا، درخواست‌های ورودی از کاربر مانند اضافه کردن، حذف کردن یا ویرایش کردن وظایف دریافت و پردازش می‌شود.</text:p>
        </text:list-item>
      </text:list>
      <text:list xml:id="list214440148131275" text:continue-list="list3411587954" text:style-name="L13">
        <text:list-item>
          <text:h text:style-name="P3" text:outline-level="4">۲.۲ طراحی API</text:h>
        </text:list-item>
        <text:list-item>
          <text:p text:style-name="P8">با استفاده از Django REST Framework، نمای API برای افزودن، حذف، ویرایش و مشاهده وظایف ایجاد می‌شود.</text:p>
        </text:list-item>
        <text:list-item>
          <text:p text:style-name="P6"/>
        </text:list-item>
        <text:list-item>
          <text:p text:style-name="P1"><text:s/>استفاده از Swagger </text:p>
        </text:list-item>
        <text:list-item>
          <text:p text:style-name="P10"><text:s/>API ها از swagger استفاده شده که امکان تست و بررسی کد را فراهم می کند برای مستند سازی </text:p>
        </text:list-item>
        <text:list-item>
          <text:p text:style-name="P10">برای بررسی swagger بعد از ران کردن برنامه از /<text:span text:style-name="T2">swagger می توان استفاده کرد</text:span></text:p>
        </text:list-item>
        <text:list-item>
          <text:h text:style-name="P4" text:outline-level="3">مدیریت خطا</text:h>
        </text:list-item>
      </text:list>
      <text:list xml:id="list2723075922" text:style-name="L13">
        <text:list-item>
          <text:p text:style-name="P7"><text:span text:style-name="Strong_20_Emphasis">وظایف غیرمجاز</text:span>: اگر کاربر به وظایف دیگران دسترسی پیدا کند، پیام خطای <text:span text:style-name="Source_20_Text">403 Forbidden</text:span> ارسال می‌شود.</text:p>
        </text:list-item>
        <text:list-item>
          <text:p text:style-name="P7"><text:span text:style-name="Strong_20_Emphasis">اعتبارسنجی ورودی</text:span>: از ویژگی‌های DRF برای اعتبارسنجی داده‌های ورودی استفاده می‌شود.</text:p>
        </text:list-item>
        <text:list-item>
          <text:p text:style-name="P8"><text:span text:style-name="Strong_20_Emphasis">وظیفه موجود نیست</text:span>: خطای <text:span text:style-name="Source_20_Text">404 Not Found</text:span> برای وظایف حذف‌شده یا ناموجود ارسال می‌شود.</text:p>
        </text:list-item>
      </text:list>
      <text:list xml:id="list214438286539108" text:continue-list="list214440148131275" text:style-name="L13">
        <text:list-item>
          <text:h text:style-name="P4" text:outline-level="3">1. تحلیل اولیه ناکارآمدی</text:h>
        </text:list-item>
        <text:list-item>
          <text:h text:style-name="P3" text:outline-level="4">قطعه کد:</text:h>
        </text:list-item>
        <text:list-item>
          <text:p text:style-name="P6">python</text:p>
        </text:list-item>
        <text:list-item>
          <text:p text:style-name="P6">Copy code</text:p>
        </text:list-item>
        <text:list-item>
          <text:p text:style-name="P6"><text:span text:style-name="Source_20_Text">class TaskManager(models.Manager):</text:span></text:p>
        </text:list-item>
        <text:list-item>
          <text:p text:style-name="P6"><text:span text:style-name="Source_20_Text"><text:s text:c="4"/>def expire_task(self):</text:span></text:p>
        </text:list-item>
        <text:list-item>
          <text:p text:style-name="P6"><text:span text:style-name="Source_20_Text"><text:s text:c="8"/>ex_task = Task.objects.filter(date_of_task__lt=timezone.now())</text:span></text:p>
        </text:list-item>
        <text:list-item>
          <text:p text:style-name="P6"><text:span text:style-name="Source_20_Text"><text:s text:c="8"/>return ex_task</text:span></text:p>
        </text:list-item>
        <text:list-item>
          <text:p text:style-name="P6"/>
        </text:list-item>
        <text:list-item>
          <text:p text:style-name="P6"><text:span text:style-name="Source_20_Text"><text:s text:c="4"/>def going_task(self):</text:span></text:p>
        </text:list-item>
        <text:list-item>
          <text:p text:style-name="P6"><text:span text:style-name="Source_20_Text"><text:s text:c="8"/>ex_task = Task.objects.filter(date_of_task__gte=timezone.now())</text:span></text:p>
        </text:list-item>
        <text:list-item>
          <text:p text:style-name="P5"><text:span text:style-name="Source_20_Text"><text:s text:c="8"/>return ex_task</text:span></text:p>
        </text:list-item>
        <text:list-item>
          <text:h text:style-name="P3" text:outline-level="4"><text:soft-page-break/>مشکل:</text:h>
        </text:list-item>
      </text:list>
      <text:list xml:id="list2907402919" text:style-name="L13">
        <text:list-item>
          <text:p text:style-name="P7">این متدها هر بار که فراخوانی شوند، مستقیماً به پایگاه داده درخواست می‌دهند (Query به دیتابیس ارسال می‌شود). این می‌تواند منجر به کندی سیستم شود، خصوصاً اگر تعداد زیادی رکورد وجود داشته باشد یا این متدها مکرراً اجرا شوند.</text:p>
        </text:list-item>
        <text:list-item>
          <text:p text:style-name="P8">از نظر فضای حافظه، هیچ کشی یا مدیریت مؤثری برای داده‌ها وجود ندارد.</text:p>
        </text:list-item>
      </text:list>
      <text:list xml:id="list214438934343206" text:continue-list="list214438286539108" text:style-name="L13">
        <text:list-item>
          <text:h text:style-name="P3" text:outline-level="4">تغییرات:</text:h>
        </text:list-item>
      </text:list>
      <text:list xml:id="list1512605549" text:style-name="L13">
        <text:list-item>
          <text:p text:style-name="P7">استفاده از <text:span text:style-name="Strong_20_Emphasis">کش (Cache)</text:span> برای کاهش تعداد درخواست‌های مستقیم به پایگاه داده.</text:p>
          <text:list>
            <text:list-item>
              <text:p text:style-name="P7">در متد <text:span text:style-name="Source_20_Text">get_cached_tasks</text:span>، تمام وظایف بازیابی و برای استفاده مجدد کش می‌شوند.</text:p>
            </text:list-item>
            <text:list-item>
              <text:p text:style-name="P7">مدت زمان کش در اینجا <text:span text:style-name="Strong_20_Emphasis">300 ثانیه (5 دقیقه)</text:span> تنظیم شده است.</text:p>
            </text:list-item>
          </text:list>
        </text:list-item>
        <text:list-item>
          <text:p text:style-name="P7">داده‌ها در حافظه پردازش می‌شوند (با استفاده از فیلتر کردن لیست‌ها) که سریع‌تر از درخواست‌های مکرر به پایگاه داده است.</text:p>
        </text:list-item>
        <text:list-item>
          <text:p text:style-name="P8">مدیریت بهینه حافظه با استفاده از کش‌سازی داده‌ها.</text:p>
        </text:list-item>
      </text:list>
      <text:list xml:id="list214439350170879" text:continue-list="list214438934343206" text:style-name="L13">
        <text:list-item>
          <text:h text:style-name="P4" text:outline-level="3">3. دلیل بهینه‌سازی</text:h>
        </text:list-item>
        <text:list-item>
          <text:h text:style-name="P3" text:outline-level="4">مشکلات قبلی:</text:h>
        </text:list-item>
      </text:list>
      <text:list xml:id="list4091539077" text:style-name="L13">
        <text:list-item>
          <text:p text:style-name="P7">هر بار اجرای <text:span text:style-name="Source_20_Text">expire_task</text:span> یا <text:span text:style-name="Source_20_Text">going_task</text:span>، درخواست جدیدی به پایگاه داده ارسال می‌کرد که بار اضافی به دیتابیس وارد می‌کرد.</text:p>
        </text:list-item>
        <text:list-item>
          <text:p text:style-name="P8">اگر تعداد وظایف زیاد باشد، هر Query پایگاه داده ممکن است باعث مصرف زمان و منابع زیادی شود.</text:p>
        </text:list-item>
      </text:list>
      <text:list xml:id="list214439870864639" text:continue-list="list214439350170879" text:style-name="L13">
        <text:list-item>
          <text:h text:style-name="P3" text:outline-level="4">بهبودها:</text:h>
        </text:list-item>
      </text:list>
      <text:list xml:id="list3646536020" text:style-name="L13">
        <text:list-item>
          <text:p text:style-name="P7">کش‌سازی باعث می‌شود که داده‌ها تنها یک بار از پایگاه داده فراخوانی شوند، و در فراخوانی‌های بعدی از کش استفاده شود.</text:p>
        </text:list-item>
        <text:list-item>
          <text:p text:style-name="P7">فیلتر کردن روی لیست کش شده از نظر زمانی سریع‌تر از ارسال Query مجدد است.</text:p>
        </text:list-item>
        <text:list-item>
          <text:p text:style-name="P8">با کاهش تعداد درخواست‌های پایگاه داده، مصرف منابع کاهش یافته و سیستم مقیاس‌پذیری بهتری خواهد داشت.</text:p>
        </text:list-item>
      </text:list>
      <text:list xml:id="list214438889727706" text:continue-list="list214439870864639" text:style-name="L13">
        <text:list-item>
          <text:h text:style-name="P4" text:outline-level="3">مشکلات احتمالی خواندن از کش</text:h>
        </text:list-item>
      </text:list>
      <text:list xml:id="list2165063731" text:style-name="L13">
        <text:list-item>
          <text:p text:style-name="P8"><text:span text:style-name="Strong_20_Emphasis">ناهماهنگی داده‌ها:</text:span></text:p>
          <text:list>
            <text:list-item>
              <text:p text:style-name="P7">اگر داده‌ها در پایگاه داده تغییر کنند (مثل اضافه یا حذف تسک) و کش هنوز داده قدیمی را نگه دارد، کاربران ممکن است داده‌های نادرست مشاهده کنند.</text:p>
            </text:list-item>
          </text:list>
        </text:list-item>
        <text:list-item>
          <text:p text:style-name="P8"><text:span text:style-name="Strong_20_Emphasis">تاخیر در بروزرسانی (Stale Cache):</text:span></text:p>
          <text:list>
            <text:list-item>
              <text:p text:style-name="P7">کش بر اساس تنظیم <text:span text:style-name="Strong_20_Emphasis">زمان انقضا (timeout)</text:span> بروزرسانی می‌شود. در این مدت، اگر تغییری در داده‌ها رخ دهد، این تغییرات در کش اعمال نمی‌شود.</text:p>
            </text:list-item>
          </text:list>
        </text:list-item>
        <text:list-item>
          <text:p text:style-name="P8"><text:span text:style-name="Strong_20_Emphasis">نیاز به همگام‌سازی:</text:span></text:p>
          <text:list>
            <text:list-item>
              <text:p text:style-name="P8">هر تغییری در داده‌ها نیاز به همگام‌سازی فوری کش با پایگاه داده دارد. اگر این همگام‌سازی انجام نشود، کش ممکن است داده نادرستی را نمایش دهد.</text:p>
            </text:list-item>
          </text:list>
        </text:list-item>
      </text:list>
      <text:list xml:id="list214438116657296" text:continue-list="list214438889727706" text:style-name="L13">
        <text:list-item>
          <text:h text:style-name="P3" text:outline-level="4"><text:soft-page-break/>1. <text:span text:style-name="Strong_20_Emphasis">بروزرسانی کش هنگام تغییر داده‌ها:</text:span></text:h>
        </text:list-item>
      </text:list>
      <text:list xml:id="list109925706" text:style-name="L13">
        <text:list-item>
          <text:p text:style-name="P7">هر زمان که یک تسک اضافه، حذف یا ویرایش شود، کش به‌طور مستقیم به‌روزرسانی شود.</text:p>
        </text:list-item>
        <text:list-item>
          <text:p text:style-name="P8">پیاده‌سازی:</text:p>
        </text:list-item>
        <text:list-item>
          <text:p text:style-name="P6"><text:span text:style-name="Source_20_Text"/></text:p>
        </text:list-item>
      </text:list>
      <text:list xml:id="list214440112331306" text:continue-list="list214438116657296" text:style-name="L13">
        <text:list-item>
          <text:h text:style-name="P3" text:outline-level="4">2. <text:span text:style-name="Strong_20_Emphasis">کاهش زمان انقضای کش:</text:span></text:h>
        </text:list-item>
      </text:list>
      <text:list xml:id="list4038901795" text:style-name="L13">
        <text:list-item>
          <text:p text:style-name="P8">اگر داده‌ها سریع تغییر می‌کنند، مدت زمان کش را کاهش دهید. به‌طور پیش‌فرض، <text:span text:style-name="Source_20_Text">timeout</text:span> را به 60 ثانیه کاهش دهید.</text:p>
        </text:list-item>
      </text:list>
      <text:list xml:id="list214439056318390" text:continue-list="list214440112331306" text:style-name="L13">
        <text:list-item>
          <text:p text:style-name="P6"><text:span text:style-name="Source_20_Text"/></text:p>
        </text:list-item>
        <text:list-item>
          <text:h text:style-name="P3" text:outline-level="4">3. <text:span text:style-name="Strong_20_Emphasis">استفاده از کش بر اساس کاربر:</text:span></text:h>
        </text:list-item>
      </text:list>
      <text:list xml:id="list309298081" text:style-name="L13">
        <text:list-item>
          <text:p text:style-name="P7">کش را به داده‌های خاص هر کاربر محدود کنید تا همگام‌سازی آسان‌تر شود.</text:p>
        </text:list-item>
        <text:list-item>
          <text:p text:style-name="P8"><text:span text:style-name="Source_20_Text"/></text:p>
        </text:list-item>
      </text:list>
      <text:list xml:id="list214439435636182" text:continue-list="list214439056318390" text:style-name="L13">
        <text:list-item>
          <text:h text:style-name="P3" text:outline-level="4">4. <text:span text:style-name="Strong_20_Emphasis">استفاده از استراتژی Write-Through Cache:</text:span></text:h>
        </text:list-item>
      </text:list>
      <text:list xml:id="list1779071941" text:style-name="L13">
        <text:list-item>
          <text:p text:style-name="P8">به‌جای ذخیره‌سازی داده‌ها در کش به صورت جداگانه، از یک استراتژی <text:span text:style-name="Strong_20_Emphasis">Write-Through</text:span> استفاده کنید که داده‌ها را هم‌زمان در پایگاه داده و کش به‌روزرسانی می‌کند.</text:p>
        </text:list-item>
      </text:list>
      <text:list xml:id="list214438259453721" text:continue-list="list214439435636182" text:style-name="L13">
        <text:list-item>
          <text:h text:style-name="P3" text:outline-level="4">5. <text:span text:style-name="Strong_20_Emphasis">Invalidation Strategy (استراتژی ابطال):</text:span></text:h>
        </text:list-item>
      </text:list>
      <text:list xml:id="list2554831473" text:style-name="L13">
        <text:list-item>
          <text:p text:style-name="P8">به محض ایجاد، حذف یا ویرایش تسک، کش مرتبط با آن ابطال شود.</text:p>
        </text:list-item>
      </text:list>
      <text:list xml:id="list214438807530509" text:continue-list="list214438259453721" text:style-name="L13">
        <text:list-item>
          <text:p text:style-name="P8"><text:span text:style-name="Strong_20_Emphasis"><text:span text:style-name="T1">اما به طور کلی </text:span></text:span><text:span text:style-name="Strong_20_Emphasis">در مواردی که داده‌ها مکرراً تغییر می‌کنند</text:span> استفاده از کش ممکن است برای تمام داده‌ها مناسب نباشد. به جای ذخیره<text:span text:style-name="T1">ا</text:span> کل داده‌ها، می‌توان <text:span text:style-name="Strong_20_Emphasis">نتایج کوئری‌های پرتکرار</text:span> را در کش ذخیره کرد.</text:p>
        </text:list-item>
        <text:list-item>
          <text:p text:style-name="P8"><text:span text:style-name="Strong_20_Emphasis">در مواردی که خواندن از داده‌ها بیشتر از تغییر آنهاست:</text:span> استفاده از کش می‌تواند بسیار مؤثر باشد، زیرا حجم درخواست‌ها به پایگاه داده را کاهش می‌دهد.</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28T18:22:07.741572169</meta:creation-date>
    <dc:date>2024-11-28T21:44:37.993403415</dc:date>
    <meta:editing-duration>PT1M15S</meta:editing-duration>
    <meta:editing-cycles>2</meta:editing-cycles>
    <meta:generator>LibreOffice/6.4.7.2$Linux_X86_64 LibreOffice_project/40$Build-2</meta:generator>
    <meta:document-statistic meta:table-count="0" meta:image-count="0" meta:object-count="0" meta:page-count="3" meta:paragraph-count="68" meta:word-count="836" meta:character-count="4442" meta:non-whitespace-character-count="3692"/>
  </office:meta>
</office:document-meta>
</file>